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</office:event-listeners>
  </office:scripts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6" style:family="table">
      <style:table-properties style:width="17.009cm" fo:margin-left="0cm" fo:margin-right="-0.009cm" table:align="margins" style:writing-mode="lr-tb"/>
    </style:style>
    <style:style style:name="Tableau6.A" style:family="table-column">
      <style:table-column-properties style:column-width="1.005cm" style:rel-column-width="3873*"/>
    </style:style>
    <style:style style:name="Tableau6.B" style:family="table-column">
      <style:table-column-properties style:column-width="16.004cm" style:rel-column-width="61662*"/>
    </style:style>
    <style:style style:name="Tableau6.1" style:family="table-row">
      <style:table-row-properties style:min-row-height="1.455cm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 style:writing-mode="lr-tb"/>
    </style:style>
    <style:style style:name="Tableau1.A" style:family="table-column">
      <style:table-column-properties style:column-width="0.953cm" style:rel-column-width="3669*"/>
    </style:style>
    <style:style style:name="Tableau1.B" style:family="table-column">
      <style:table-column-properties style:column-width="16.06cm" style:rel-column-width="61866*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min-row-height="0.259cm"/>
    </style:style>
    <style:style style:name="Tableau7" style:family="table">
      <style:table-properties style:width="17.013cm" fo:margin-left="0cm" fo:margin-right="-0.012cm" table:align="margins" style:writing-mode="lr-tb"/>
    </style:style>
    <style:style style:name="Tableau7.A" style:family="table-column">
      <style:table-column-properties style:column-width="1.482cm" style:rel-column-width="5707*"/>
    </style:style>
    <style:style style:name="Tableau7.B" style:family="table-column">
      <style:table-column-properties style:column-width="0.926cm" style:rel-column-width="3567*"/>
    </style:style>
    <style:style style:name="Tableau7.C" style:family="table-column">
      <style:table-column-properties style:column-width="14.605cm" style:rel-column-width="56261*"/>
    </style:style>
    <style:style style:name="Tableau7.A1" style:family="table-cell">
      <style:table-cell-properties fo:padding="0cm" fo:border="none"/>
    </style:style>
    <style:style style:name="Tableau7.2" style:family="table-row">
      <style:table-row-properties style:min-row-height="0.259cm"/>
    </style:style>
    <style:style style:name="Tableau7.3" style:family="table-row">
      <style:table-row-properties style:min-row-height="0.714cm"/>
    </style:style>
    <style:style style:name="Tableau4" style:family="table">
      <style:table-properties style:width="17.02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7.02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6.99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6.99cm" style:rel-column-width="65535*"/>
    </style:style>
    <style:style style:name="Tableau5.A1" style:family="table-cell">
      <style:table-cell-properties fo:padding="0.097cm" fo:border="0.002cm solid #000000"/>
    </style:style>
    <style:style style:name="Tableau2" style:family="table">
      <style:table-properties style:width="17.011cm" fo:margin-left="0cm" fo:margin-right="-0.011cm" table:align="margins" style:writing-mode="lr-tb"/>
    </style:style>
    <style:style style:name="Tableau2.A" style:family="table-column">
      <style:table-column-properties style:column-width="8.505cm" style:rel-column-width="32767*"/>
    </style:style>
    <style:style style:name="Tableau2.B" style:family="table-column">
      <style:table-column-properties style:column-width="8.505cm" style:rel-column-width="32768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423cm"/>
    </style:style>
    <style:style style:name="Tableau3" style:family="table">
      <style:table-properties style:width="17.011cm" fo:margin-left="0cm" fo:margin-right="-0.011cm" table:align="margins" style:writing-mode="lr-tb"/>
    </style:style>
    <style:style style:name="Tableau3.A" style:family="table-column">
      <style:table-column-properties style:column-width="8.505cm" style:rel-column-width="32767*"/>
    </style:style>
    <style:style style:name="Tableau3.B" style:family="table-column">
      <style:table-column-properties style:column-width="8.505cm" style:rel-column-width="32768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37cm"/>
    </style:style>
    <style:style style:name="P1" style:family="paragraph" style:parent-style-name="Text_20_body">
      <style:text-properties style:font-name="Arial3" fo:font-size="12pt" style:text-underline-style="solid" style:text-underline-width="auto" style:text-underline-color="font-colo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3" fo:font-size="12pt" style:text-underline-style="solid" style:text-underline-width="auto" style:text-underline-color="font-color" fo:font-weight="bold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rial3" fo:font-size="12pt"/>
    </style:style>
    <style:style style:name="P4" style:family="paragraph" style:parent-style-name="Text_20_body">
      <style:paragraph-properties fo:text-align="center" style:justify-single-word="false"/>
      <style:text-properties fo:font-size="12pt" fo:language="fr" fo:country="BE"/>
    </style:style>
    <style:style style:name="P5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ext_20_body">
      <style:text-properties style:font-name="Verdana1" fo:font-size="10pt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Verdana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10pt" fo:font-style="italic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Verdana1"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style:text-underline-style="none" fo:font-weight="normal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20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P21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fo:color="#000000" style:font-name="Verdana1" fo:font-size="12pt" style:font-size-asian="12pt" style:font-size-complex="12pt"/>
    </style:style>
    <style:style style:name="P22" style:family="paragraph" style:parent-style-name="Text_20_body" style:master-page-name="">
      <style:paragraph-properties fo:text-align="center" style:justify-single-word="false" style:page-number="auto" fo:background-color="#c0c0c0" style:border-line-width="0.035cm 0.035cm 0.035cm" fo:padding="0cm" fo:border="0.105cm double #000000" style:shadow="none">
        <style:background-image/>
      </style:paragraph-properties>
    </style:style>
    <style:style style:name="P23" style:family="paragraph" style:parent-style-name="Text_20_body" style:master-page-name="">
      <style:paragraph-properties fo:text-align="center" style:justify-single-word="false" style:page-number="auto" fo:break-before="page" fo:background-color="#c0c0c0" style:border-line-width="0.035cm 0.035cm 0.035cm" fo:padding="0cm" fo:border="0.105cm double #000000" style:shadow="none">
        <style:background-image/>
      </style:paragraph-properties>
    </style:style>
    <style:style style:name="P24" style:family="paragraph" style:parent-style-name="Standard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Table_20_Contents">
      <style:text-properties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text-align="center" style:justify-single-word="false" fo:padding="0.049cm" fo:border="0.018cm solid #000000" style:shadow="non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Text_20_body">
      <style:paragraph-properties fo:text-align="start" style:justify-single-word="false" fo:orphans="2" fo:widows="2" style:writing-mode="lr-tb">
        <style:tab-stops/>
      </style:paragraph-properties>
    </style:style>
    <style:style style:name="P33" style:family="paragraph" style:parent-style-name="standard4">
      <style:text-properties fo:font-style="normal" style:font-style-asian="normal" style:font-style-complex="normal"/>
    </style:style>
    <style:style style:name="P34" style:family="paragraph" style:parent-style-name="standard4">
      <style:paragraph-properties fo:text-align="end" style:justify-single-word="false"/>
      <style:text-properties fo:font-style="normal" style:font-style-asian="normal" style:font-style-complex="normal"/>
    </style:style>
    <style:style style:name="P35" style:family="paragraph" style:parent-style-name="standard4">
      <style:paragraph-properties fo:text-align="center" style:justify-single-word="false"/>
      <style:text-properties fo:font-style="normal" style:font-style-asian="normal" style:font-style-complex="normal"/>
    </style:style>
    <style:style style:name="P36" style:family="paragraph" style:parent-style-name="standard4"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  <style:background-image/>
      </style:paragraph-properties>
    </style:style>
    <style:style style:name="P37" style:family="paragraph" style:parent-style-name="Text_20_body" style:list-style-name="L1"/>
    <style:style style:name="P38" style:family="paragraph" style:parent-style-name="Table_20_Contents" style:master-page-name="annexe">
      <style:paragraph-properties style:page-number="auto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Verdana1" fo:font-size="10pt" fo:language="fr" fo:country="BE" style:font-name-asian="Lucida Console" style:font-size-asian="10pt" style:font-name-complex="Lucida Console" style:font-size-complex="10pt"/>
    </style:style>
    <style:style style:name="T8" style:family="text">
      <style:text-properties style:font-name="Verdana1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style:font-name="Verdana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fo:color="#000000" style:font-name="Verdana1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0pt" style:text-underline-style="none" style:font-size-asian="10pt" style:font-size-complex="10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use-window-font-color="true" style:font-name="Verdana" fo:font-size="10pt" fo:language="fr" fo:country="FR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8" style:family="text">
      <style:text-properties style:use-window-font-color="true" style:font-name="Verdana" fo:font-size="10pt" fo:language="fr" fo:country="FR" fo:font-style="normal" style:text-underline-style="none" style:font-name-asian="Times New Roman" style:font-size-asian="12pt" style:font-style-asian="normal" style:font-name-complex="Times New Roman" style:font-size-complex="10pt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547228464" text:id="ct547228464">
          <text:insertion>
            <office:change-info>
              <dc:creator>Auteur inconnu</dc:creator>
              <dc:date>2017-04-26T10:40:00</dc:date>
            </office:change-info>
          </text:insertion>
        </text:changed-region>
        <text:changed-region xml:id="ct547228568" text:id="ct547228568">
          <text:insertion>
            <office:change-info>
              <dc:creator>Auteur inconnu</dc:creator>
              <dc:date>2016-12-01T10:56:00</dc:date>
            </office:change-info>
          </text:insertion>
        </text:changed-region>
        <text:changed-region xml:id="ct547228672" text:id="ct547228672">
          <text:insertion>
            <office:change-info>
              <dc:creator>Auteur inconnu</dc:creator>
              <dc:date>2017-03-14T11:09:00</dc:date>
            </office:change-info>
          </text:insertion>
        </text:changed-region>
        <text:changed-region xml:id="ct547228776" text:id="ct547228776">
          <text:insertion>
            <office:change-info>
              <dc:creator>Auteur inconnu</dc:creator>
              <dc:date>2017-07-13T18:07:00</dc:date>
            </office:change-info>
          </text:insertion>
        </text:changed-region>
        <text:changed-region xml:id="ct547228880" text:id="ct547228880">
          <text:insertion>
            <office:change-info>
              <dc:creator>Auteur inconnu</dc:creator>
              <dc:date>2016-12-01T12:08:00</dc:date>
            </office:change-info>
          </text:insertion>
        </text:changed-region>
        <text:changed-region xml:id="ct547228984" text:id="ct547228984">
          <text:insertion>
            <office:change-info>
              <dc:creator>Auteur inconnu</dc:creator>
              <dc:date>2016-12-01T12:10:00</dc:date>
            </office:change-info>
          </text:insertion>
        </text:changed-region>
        <text:changed-region xml:id="ct547229088" text:id="ct547229088">
          <text:insertion>
            <office:change-info>
              <dc:creator>Auteur inconnu</dc:creator>
              <dc:date>2017-07-13T18:08:00</dc:date>
            </office:change-info>
          </text:insertion>
        </text:changed-region>
        <text:changed-region xml:id="ct547229192" text:id="ct547229192">
          <text:insertion>
            <office:change-info>
              <dc:creator>Auteur inconnu</dc:creator>
              <dc:date>2017-03-14T11:10:00</dc:date>
            </office:change-info>
          </text:insertion>
        </text:changed-region>
        <text:changed-region xml:id="ct547229296" text:id="ct547229296">
          <text:insertion>
            <office:change-info>
              <dc:creator>Auteur inconnu</dc:creator>
              <dc:date>2017-04-26T10:07:00</dc:date>
            </office:change-info>
          </text:insertion>
        </text:changed-region>
        <text:changed-region xml:id="ct548768992" text:id="ct548768992">
          <text:insertion>
            <office:change-info>
              <dc:creator>Auteur inconnu</dc:creator>
              <dc:date>2018-03-15T11:00:00</dc:date>
            </office:change-info>
          </text:insertion>
        </text:changed-region>
        <text:changed-region xml:id="ct548757032" text:id="ct548757032">
          <text:insertion>
            <office:change-info>
              <dc:creator>Auteur inconnu</dc:creator>
              <dc:date>2018-03-09T15:39:00</dc:date>
            </office:change-info>
          </text:insertion>
        </text:changed-region>
        <text:changed-region xml:id="ct547229712" text:id="ct547229712">
          <text:insertion>
            <office:change-info>
              <dc:creator>inconnu</dc:creator>
              <dc:date>2010-03-23T12:37:00</dc:date>
            </office:change-info>
          </text:insertion>
        </text:changed-region>
        <text:changed-region xml:id="ct547229816" text:id="ct547229816">
          <text:insertion>
            <office:change-info>
              <dc:creator>inconnu</dc:creator>
              <dc:date>2008-06-10T09:51:00</dc:date>
            </office:change-info>
          </text:insertion>
        </text:changed-region>
        <text:changed-region xml:id="ct547229920" text:id="ct547229920">
          <text:insertion>
            <office:change-info>
              <dc:creator>Auteur inconnu</dc:creator>
              <dc:date>2016-12-01T15:00:00</dc:date>
            </office:change-info>
          </text:insertion>
        </text:changed-region>
        <text:changed-region xml:id="ct547230024" text:id="ct547230024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547230128" text:id="ct547230128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547230232" text:id="ct547230232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547229400" text:id="ct547229400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547229608" text:id="ct547229608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547230336" text:id="ct547230336">
          <text:insertion>
            <office:change-info>
              <dc:creator>Auteur inconnu</dc:creator>
              <dc:date>2017-03-14T11:30:00</dc:date>
            </office:change-info>
          </text:insertion>
        </text:changed-region>
        <text:changed-region xml:id="ct547230440" text:id="ct547230440">
          <text:insertion>
            <office:change-info>
              <dc:creator>Auteur inconnu</dc:creator>
              <dc:date>2017-03-14T11:36:00</dc:date>
            </office:change-info>
          </text:insertion>
        </text:changed-region>
        <text:changed-region xml:id="ct547230544" text:id="ct547230544">
          <text:insertion>
            <office:change-info>
              <dc:creator>Auteur inconnu</dc:creator>
              <dc:date>2017-03-14T11:31:00</dc:date>
            </office:change-info>
          </text:insertion>
        </text:changed-region>
        <text:changed-region xml:id="ct547230648" text:id="ct547230648">
          <text:insertion>
            <office:change-info>
              <dc:creator>Auteur inconnu</dc:creator>
              <dc:date>2017-03-14T11:36:00</dc:date>
            </office:change-info>
          </text:insertion>
        </text:changed-region>
        <text:changed-region xml:id="ct547230752" text:id="ct547230752">
          <text:insertion>
            <office:change-info>
              <dc:creator>Auteur inconnu</dc:creator>
              <dc:date>2017-03-14T11:3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1"><text:span text:style-name="T1">SEANCE DU COLLEGE COMMUNAL DU </text:span><text:change-start text:change-id="ct547228464"/><text:span text:style-name="T1">self.adapted().getDisplayableName(withHour=False)</text:span><text:change-end text:change-id="ct547228464"/><text:span text:style-name="T1"> </text:span></text:p>
      <text:p text:style-name="P20"/>
      <text:p text:style-name="P1"/>
      <text:p text:style-name="P12">PROCES-VERBAL</text:p>
      <text:p text:style-name="P7"/>
      <text:p text:style-name="P7"><text:span text:style-name="T3">Lieux de réunion</text:span> : <text:change-start text:change-id="ct547228568"/>self.getPlace()<text:change-end text:change-id="ct547228568"/></text:p>
      <text:p text:style-name="P8">Ouverture de la séance<text:span text:style-name="T4"> :</text:span></text:p>
      <text:p text:style-name="P7">La présidence de la séance est assurée par le <text:change-start text:change-id="ct547228672"/>self.adapted().getSignatoriesForPrinting(0,0,True,True)<text:change-end text:change-id="ct547228672"/>.</text:p>
      <text:p text:style-name="P32">La séance est ouverte à <text:change-start text:change-id="ct547228776"/><text:span text:style-name="T17">self.toLocalizedTime(self.getStartDate(),time_only=1)</text:span><text:change-end text:change-id="ct547228776"/><text:span text:style-name="T17">.</text:span></text:p>
      <text:p text:style-name="P8">Sont présents<text:span text:style-name="T4"> :</text:span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">MM.</text:p>
          </table:table-cell>
          <table:table-cell table:style-name="Tableau6.A1" office:value-type="string">
            <text:p text:style-name="standard2">A<office:annotation><dc:creator>Auteur inconnu</dc:creator><dc:date>2010-11-05T11:34:17.48</dc:date><text:p><text:span text:style-name="T20">do text if not self.getAssembly()</text:span></text:p><text:p>from xhtml(self.adapted().getStrikedAssembly(True,False),stylesMapping={'p':'standard2'})</text:p></office:annotation>ssembly</text:p>
            <text:p text:style-name="standard2">A<office:annotation><dc:creator>Auteur inconnu</dc:creator><dc:date>2010-11-06T14:26:04.48</dc:date><text:p><text:span text:style-name="T20">do text if self.getAssembly()</text:span></text:p><text:p>from xhtml(self.getAssembly(),stylesMapping={'p':'standard2'})</text:p></office:annotation>ssembly 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5">Sont <text:change-start text:change-id="ct547228880"/><office:annotation><dc:creator>Auteur inconnu</dc:creator><dc:date>2016-12-01T12:08:50.48</dc:date><text:p><text:span text:style-name="T21">do table if self.adapted().getAbsentsForPrinting()</text:span></text:p></office:annotation><text:change-end text:change-id="ct547228880"/>absent(s)<text:span text:style-name="T4"> :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26"/>
          </table:table-cell>
        </table:table-row>
        <table:table-row>
          <table:table-cell table:style-name="Tableau1.A1" office:value-type="string">
            <text:p text:style-name="Table_20_Contents">M.M.</text:p>
          </table:table-cell>
          <table:table-cell table:style-name="Tableau1.A1" office:value-type="string">
            <text:p text:style-name="Table_20_Contents"><text:change-start text:change-id="ct547228984"/><office:annotation><dc:creator>Auteur inconnu</dc:creator><dc:date>2016-12-01T12:10:21.49</dc:date><text:p><text:span text:style-name="T20">do text</text:span></text:p><text:p>from xhtml(self.adapted().getAbsentsForPrinting(),stylesMapping={'p':'standard2'})</text:p></office:annotation><text:change-end text:change-id="ct547228984"/></text:p>
          </table:table-cell>
        </table:table-row>
      </table:table>
      <text:p text:style-name="P15"/>
      <text:p text:style-name="P15"><text:span text:style-name="T3">Observations après séance</text:span><text:span text:style-name="T1"> </text:span>:</text:p>
      <text:p text:style-name="P15"><office:annotation><dc:creator>Auteur inconnu</dc:creator><dc:date>2016-12-01T11:18:18.49</dc:date><text:p><text:span text:style-name="T21">do text</text:span></text:p><text:p>from xhtml(self.getPostObservations())</text:p></office:annotation>Observation</text:p>
      <text:p text:style-name="Text_20_body"><text:span text:style-name="T3">Mouvements en cours de séance</text:span><text:span text:style-name="T5"> </text:span><text:span text:style-name="T4">:</text:span></text:p>
      <text:p text:style-name="Text_20_body">Les éventuels mouvements en cours de séance sont mentionnés dans le corps du présent procès-verbal.</text:p>
      <text:p text:style-name="Text_20_body"><text:span text:style-name="T3">Votes</text:span><text:span text:style-name="T5"> </text:span><text:span text:style-name="T4">:</text:span></text:p>
      <text:p text:style-name="Text_20_body">Sauf mention contraire dans le corps du procès-verbal, les décisions qui y sont actées ont été adoptées à l'unanimité.</text:p>
      <text:p text:style-name="Text_20_body"><text:span text:style-name="T3">Fin de séance</text:span><text:span text:style-name="T5"> :</text:span></text:p>
      <text:p text:style-name="Text_20_body">Le président a levé la séance à <text:change-start text:change-id="ct547229088"/><text:span text:style-name="T7">self.toLocalizedTime(self.getEndDate(),time_only=1)</text:span><text:change-end text:change-id="ct547229088"/><text:span text:style-name="T7">.</text:span></text:p>
      <text:p text:style-name="P18"/>
      <text:p text:style-name="Text_20_body"><text:span text:style-name="T3">Procès-verbal</text:span><text:span text:style-name="T5"> </text:span><text:span text:style-name="T4">:</text:span></text:p>
      <text:p text:style-name="Text_20_body">Le procès-verbal est unique ; il comprend deux parties.</text:p>
      <text:p text:style-name="Text_20_body"/>
      <text:p text:style-name="P14">* <text:s text:c="2"/>* <text:s text:c="2"/>*</text:p>
      <text:p text:style-name="P14">*</text:p>
      <text:p text:style-name="P18"/>
      <text:p text:style-name="P31">Adoption du procès-verbal<text:span text:style-name="T4"> :</text:span></text:p>
      <text:p text:style-name="Text_20_body">Le Collège communal, en séance du <text:span text:style-name="T11">…..........</text:span><text:span text:style-name="T9"> </text:span>a été informé par écrit par le <text:change-start text:change-id="ct547229192"/>self.adapted().getSignatoriesForPrinting(1,0,True,True)<text:change-end text:change-id="ct547229192"/> de la finalisation en projet du présent procès-verbal.</text:p>
      <text:p text:style-name="Text_20_body">L'article 38 du Règlement d'ordre intérieur dispose :</text:p>
      <text:list xml:id="list6198645154825298369" text:style-name="L1">
        <text:list-item>
          <text:p text:style-name="P37">que les observations sur le texte en projet sont à formuler lors de la séance suivant celle lors de laquelle cette information est donnée ;</text:p>
        </text:list-item>
        <text:list-item>
          <text:p text:style-name="P37">qu'à défaut d'observation à ce moment, le procès-verbal sera considéré comme adopté.</text:p>
        </text:list-item>
      </text:list>
      <text:p text:style-name="Text_20_body">La séance suivant celle du <text:span text:style-name="T10">…...............</text:span> s'est tenue le …....................</text:p>
      <text:p text:style-name="Text_20_body">Aucune observation n'a alors été formulée sur le texte en projet du procès-verbal.</text:p>
      <text:p text:style-name="Text_20_body">En conséquence, le procès-verbal est considéré comme adopté à cette date ; il sera dès lors transcrit dans le registre officiel prévu à cet effet.</text:p>
      <text:p text:style-name="Text_20_body">La transcription sera revêtue des signatures du Bourgmestre et du Directeur général.</text:p>
      <text:p text:style-name="Text_20_body"/>
      <text:p text:style-name="P13">*     *     *</text:p>
      <text:p text:style-name="P13">*</text:p>
      <text:p text:style-name="P30">TEXTE ADOPTE</text:p>
      <text:p text:style-name="P30">PARTIE I</text:p>
      <text:p text:style-name="P16"/>
      <text:p text:style-name="P16">A établir</text:p>
      <text:p text:style-name="P16"/>
      <text:p text:style-name="P30">FIN PARTIE I</text:p>
      <text:p text:style-name="P5">* <text:s text:c="3"/>* <text:s text:c="3"/>*</text:p>
      <text:p text:style-name="P5">*</text:p>
      <text:p text:style-name="P5"/>
      <text:p text:style-name="P23"/>
      <text:p text:style-name="P21"><text:span text:style-name="T1">SEANCE DU COLLEGE COMMUNAL DU </text:span><text:change-start text:change-id="ct547229296"/><text:span text:style-name="T1">self.adapted().getDisplayableName(withHour=False)</text:span><text:change-end text:change-id="ct547229296"/><text:span text:style-name="T1"> </text:span></text:p>
      <text:p text:style-name="P20"/>
      <text:p text:style-name="P2"/>
      <text:p text:style-name="P30">TEXTE ADOPTE</text:p>
      <text:p text:style-name="P30">PARTIE II</text:p>
      <text:p text:style-name="P5"/>
      <text:p text:style-name="P5">* <text:s text:c="3"/>* <text:s text:c="3"/>*</text:p>
      <text:p text:style-name="P5"/>
      <text:section text:style-name="Sect1" text:name="Section1">
        <text:p text:style-name="P24"><text:change-start text:change-id="ct548768992"/>item[0].adapted().getRootPVTitle()<text:change-end text:change-id="ct548768992"/><text:change-start text:change-id="ct548757032"/><office:annotation><dc:creator>Auteur inconnu</dc:creator><dc:date>2016-12-01T12:33:23.50</dc:date><text:p><text:span text:style-name="T21">do section for item in self.adapted().getPrintableItemsByNumCategory(uids=itemUids,catstoexclude=[],exclude=True,allItems=True)</text:span></text:p></office:annotation><text:change-end text:change-id="ct548757032"/></text:p>
        <text:section text:style-name="Sect1" text:name="Section2">
          <text:p text:style-name="Standard2"><text:change-start text:change-id="ct547229712"/><text:span text:style-name="T5">p[1]</text:span><text:change-end text:change-id="ct547229712"/><text:span text:style-name="T5">. </text:span><text:change-start text:change-id="ct547229816"/><text:span text:style-name="T3">p[0].Title()</text:span><text:change-end text:change-id="ct547229816"/><text:span text:style-name="T2"><office:annotation><dc:date>2008-06-10T00:00:00.50</dc:date><text:p>do section for p in item[1]</text:p></office:annotation></text:span></text:p>
          <text:p text:style-name="Standard"/>
          <table:table table:name="Tableau7" table:style-name="Tableau7">
            <table:table-column table:style-name="Tableau7.A"/>
            <table:table-column table:style-name="Tableau7.B"/>
            <table:table-column table:style-name="Tableau7.C"/>
            <table:table-row>
              <table:table-cell table:style-name="Tableau7.A1" office:value-type="string">
                <text:p text:style-name="P25"/>
              </table:table-cell>
              <table:table-cell table:style-name="Tableau7.A1" table:number-columns-spanned="2" office:value-type="string">
                <text:p text:style-name="P25"><text:span text:style-name="T16"><office:annotation><dc:creator>Auteur inconnu</dc:creator><dc:date>2016-12-01T12:08:50.51</dc:date><text:p><text:span text:style-name="T21">do table if p[0].adapted().getItemAbsentsForPrinting()</text:span></text:p></office:annotation></text:span><text:span text:style-name="T16">Absent(s) pour l'examen de ce point</text:span><text:span text:style-name="T6">  </text:span><text:span text:style-name="T4">:</text:span></text:p>
              </table:table-cell>
              <table:covered-table-cell/>
            </table:table-row>
            <table:table-row table:style-name="Tableau7.2">
              <table:table-cell table:style-name="Tableau7.A1" office:value-type="string">
                <text:p text:style-name="P26"/>
              </table:table-cell>
              <table:table-cell table:style-name="Tableau7.A1" office:value-type="string">
                <text:p text:style-name="P26"/>
              </table:table-cell>
              <table:table-cell table:style-name="Tableau7.A1" office:value-type="string">
                <text:p text:style-name="P26"/>
              </table:table-cell>
            </table:table-row>
            <table:table-row table:style-name="Tableau7.3">
              <table:table-cell table:style-name="Tableau7.A1" office:value-type="string">
                <text:p text:style-name="Table_20_Contents"/>
              </table:table-cell>
              <table:table-cell table:style-name="Tableau7.A1" office:value-type="string">
                <text:p text:style-name="Table_20_Contents">MM.</text:p>
              </table:table-cell>
              <table:table-cell table:style-name="Tableau7.A1" office:value-type="string">
                <text:p text:style-name="Table_20_Contents"><office:annotation><dc:creator>Auteur inconnu</dc:creator><dc:date>2016-12-01T12:10:21.51</dc:date><text:p><text:span text:style-name="T20">do text</text:span></text:p><text:p>from xhtml(p[0].adapted().getItemAbsentsForPrinting(),stylesMapping={'p':'standard2'})</text:p></office:annotation></text:p>
              </table:table-cell>
            </table:table-row>
          </table:table>
          <text:p text:style-name="Standard"><office:annotation><dc:date>2008-06-10T00:00:00.51</dc:date><text:p>do text</text:p><text:p>from xhtml(p[0].getTextpv(),stylesMapping={'p':'Standard2'})</text:p></office:annotation>Textpv</text:p>
          <text:p text:style-name="Standard"><office:annotation><dc:date>2010-02-22T00:00:00.51</dc:date><text:p>do text</text:p><text:p>from xhtml(p[0].getPv(),stylesMapping={'p':'Standard2'})</text:p></office:annotation>Pv</text:p>
          <table:table table:name="Tableau4" table:style-name="Tableau4">
            <table:table-column table:style-name="Tableau4.A"/>
            <table:table-row table:style-name="Tableau4.1">
              <table:table-cell table:style-name="Tableau4.A1" office:value-type="string">
                <text:p text:style-name="P38"><office:annotation><dc:creator>Auteur inconnu</dc:creator><dc:date>2016-12-01T14:58:50.51</dc:date><text:p><text:span text:style-name="T23">do table- for annex in IAnnexable(p[0]).getAnnexesToPrint(relatedTo='item_decision')</text:span></text:p></office:annotation></text:p>
                <table:table table:name="Tableau5" table:style-name="Tableau5">
                  <table:table-column table:style-name="Tableau5.A"/>
                  <table:table-row>
                    <table:table-cell table:style-name="Tableau5.A1" office:value-type="string">
                      <text:p text:style-name="P27"><text:span text:style-name="T2"><office:annotation><dc:creator>Auteur inconnu</dc:creator><dc:date>2016-09-12T14:44:38.51</dc:date><text:p text:style-name="P39"><text:span text:style-name="T24">do table for image in annex['images']</text:span></text:p></office:annotation></text:span><text:span text:style-name="T2">Annexe </text:span><text:change-start text:change-id="ct547229920"/><text:span text:style-name="T15">annex['number']</text:span><text:change-end text:change-id="ct547229920"/><text:span text:style-name="T15">/</text:span><text:change-start text:change-id="ct547230024"/><text:span text:style-name="T15">len(IAnnexable(p[0]).getAnnexesToPrint(relatedTo='item_decision'))</text:span><text:change-end text:change-id="ct547230024"/><text:span text:style-name="T15">, page </text:span><text:change-start text:change-id="ct547230128"/><text:span text:style-name="T15">image['number']</text:span><text:change-end text:change-id="ct547230128"/><text:span text:style-name="T15">/</text:span><text:change-start text:change-id="ct547230232"/><text:span text:style-name="T15">annex['number_of_images']</text:span><text:change-end text:change-id="ct547230232"/></text:p>
                      <text:p text:style-name="Table_20_Contents"><text:span text:style-name="T12"><office:annotation><dc:creator>Auteur inconnu</dc:creator><dc:date>2016-09-09T16:31:31.52</dc:date><text:p text:style-name="P39"><text:span text:style-name="T23">do text</text:span></text:p><text:p text:style-name="P39"><text:span text:style-name="T23">from document(at=image['path'], anchor='as-char', size=(17.81, 25))</text:span></text:p></office:annotation></text:span><text:span text:style-name="T12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Standard"/>
        </text:section>
      </text:section>
      <text:p text:style-name="P4">*  *  *</text:p>
      <text:p text:style-name="P17"> </text:p>
      <text:p text:style-name="P30">FIN PARTIE II</text:p>
      <text:p text:style-name="P11"/>
      <text:p text:style-name="P19"><text:span text:style-name="T8">Par le Collège,</text:span> 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5"><text:bookmark text:name="DDE_LINK11"/><text:span text:style-name="T13"><office:annotation><dc:date>2010-08-27T00:00:00.52</dc:date><text:p>do table if not self.getSignatures()</text:p></office:annotation></text:span>Le <text:change-start text:change-id="ct547229400"/>self.adapted().getSignatoriesForPrinting(1,0,False,True)<text:change-end text:change-id="ct547229400"/>,</text:p>
          </table:table-cell>
          <table:table-cell table:style-name="Tableau2.A1" office:value-type="string">
            <text:p text:style-name="P35">Le Président,</text:p>
          </table:table-cell>
        </table:table-row>
        <table:table-row table:style-name="Tableau2.2">
          <table:table-cell table:style-name="Tableau2.A1" office:value-type="string">
            <text:p text:style-name="P28"/>
          </table:table-cell>
          <table:table-cell table:style-name="Tableau2.A1" office:value-type="string">
            <text:p text:style-name="P29"/>
          </table:table-cell>
        </table:table-row>
        <table:table-row>
          <table:table-cell table:style-name="Tableau2.A1" office:value-type="string">
            <text:p text:style-name="P35">(s) <text:change-start text:change-id="ct547229608"/>self.adapted().getSignatoriesForPrinting(1,1,False,True)<text:change-end text:change-id="ct547229608"/></text:p>
          </table:table-cell>
          <table:table-cell table:style-name="Tableau2.A1" office:value-type="string">
            <text:p text:style-name="P35">(s) <text:change-start text:change-id="ct547230336"/>self.adapted().getSignatoriesForPrinting(0,1,False,True)<text:change-end text:change-id="ct547230336"/></text:p>
            <text:p text:style-name="P34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9">*     *     *</text:p>
            <text:p text:style-name="P9">Adopté en séance</text:p>
            <text:p text:style-name="P10"> </text:p>
            <text:p text:style-name="P9">Par le Collège,</text:p>
          </table:table-cell>
          <table:covered-table-cell/>
        </table:table-row>
        <table:table-row table:style-name="Tableau3.2">
          <table:table-cell table:style-name="Tableau3.A1" office:value-type="string">
            <text:p text:style-name="P36"><text:span text:style-name="T14"><office:annotation><dc:creator>Auteur inconnu</dc:creator><dc:date>2010-11-04T13:44:44.53</dc:date><text:p><text:span text:style-name="T22">do table if not self.getSignatures()</text:span></text:p></office:annotation></text:span><text:bookmark-start text:name="DDE_LINK111"/><text:span text:style-name="T19">L</text:span><text:bookmark-end text:name="DDE_LINK111"/><text:span text:style-name="T19">e</text:span> <text:change-start text:change-id="ct547230440"/><text:span text:style-name="T18">self.adapted().getSignatoriesForPrinting(1,0,False,False)</text:span><text:change-end text:change-id="ct547230440"/><text:span text:style-name="T18">,</text:span></text:p>
          </table:table-cell>
          <table:table-cell table:style-name="Tableau3.A1" office:value-type="string">
            <text:p text:style-name="P35">Le <text:change-start text:change-id="ct547230544"/>self.adapted().getSignatoriesForPrinting(0,0,False,False)<text:change-end text:change-id="ct547230544"/>,</text:p>
          </table:table-cell>
        </table:table-row>
        <table:table-row table:style-name="Tableau3.3"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34"/>
          </table:table-cell>
        </table:table-row>
        <table:table-row>
          <table:table-cell table:style-name="Tableau3.A1" office:value-type="string">
            <text:p text:style-name="P33"/>
            <text:p text:style-name="P35"><text:change-start text:change-id="ct547230648"/><text:soft-page-break/>self.adapted().getSignatoriesForPrinting(1,1,False,False)<text:change-end text:change-id="ct547230648"/></text:p>
          </table:table-cell>
          <table:table-cell table:style-name="Tableau3.A1" office:value-type="string">
            <text:p text:style-name="P34"/>
            <text:p text:style-name="P35"><text:change-start text:change-id="ct547230752"/><text:soft-page-break/>self.adapted().getSignatoriesForPrinting(0,1,False,False)<text:change-end text:change-id="ct547230752"/></text:p>
          </table:table-cell>
        </table:table-row>
      </table:table>
      <text:p text:style-name="P9"/>
      <text:section text:style-name="Sect2" text:name="Section3">
        <text:p text:style-name="P9"><office:annotation><dc:creator>Auteur inconnu</dc:creator><dc:date>2010-11-05T11:28:10.53</dc:date><text:p><text:span text:style-name="T20">do section if self.getSignatures()</text:span></text:p></office:annotation>PAR LE COLLEGE,</text:p>
        <text:p text:style-name="P9"> </text:p>
        <text:p text:style-name="P9">Le Directeur général, <text:s text:c="59"/>        LE PRESIDENT,</text:p>
        <text:p text:style-name="P9"/>
        <text:p text:style-name="P9">(s)Y.GEMINE                     <text:s text:c="59"/>(s) C.EERDEKENS</text:p>
        <text:p text:style-name="P9"> </text:p>
        <text:p text:style-name="P9">*     *     *</text:p>
        <text:p text:style-name="P9">Adopté en séance</text:p>
        <text:p text:style-name="P10"> </text:p>
        <text:p text:style-name="P9">PAR LE COLLEGE,</text:p>
        <text:p text:style-name="P9">  </text:p>
        <text:p text:style-name="P9">Le Directeur Gener<text:tab/>al,        <text:s text:c="52"/>Le Bourgmestre,</text:p>
        <text:p text:style-name="P9"> </text:p>
        <text:p text:style-name="P9"> </text:p>
        <text:p text:style-name="P9"><text:s/>Y.GEMINE                    <text:s text:c="61"/>C.EERDEKENS</text:p>
      </text:section>
      <text:p text:style-name="P19"/>
      <text:p text:style-name="P3">------------------------------------------------------------------------------------------------------------</text:p>
      <text:p text:style-name="standard2"/>
      <text:p text:style-name="standard2"/>
      <text:p text:style-name="standard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cm" style:auto-text-indent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fo:text-align="center" style:justify-single-word="false" style:page-number="auto" fo:keep-with-next="always"/>
      <style:text-properties fo:font-variant="normal" fo:text-transform="none" fo:color="#800000" style:font-name="Tahoma" fo:font-size="16pt" fo:font-weight="bold" style:font-name-asian="Lucida Sans Unicode" style:font-size-asian="14pt" style:font-name-complex="Tahoma4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22cm" fo:margin-bottom="0.109cm" fo:text-align="start" style:justify-single-word="false" style:page-number="auto" fo:break-before="auto" fo:break-after="auto" fo:background-color="transparent" fo:padding="0cm" fo:border="none" style:shadow="none" fo:keep-with-next="always" text:number-lines="false" text:line-number="0">
        <style:tab-stops/>
        <style:background-image/>
      </style:paragraph-properties>
      <style:text-properties fo:font-variant="small-caps" style:use-window-font-color="true" style:font-name="Arial1" fo:font-size="12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cm" fo:margin-bottom="0cm" style:page-number="auto" fo:break-before="page" fo:keep-with-next="always">
        <style:tab-stops>
          <style:tab-stop style:position="1.588cm"/>
        </style:tab-stops>
      </style:paragraph-properties>
      <style:text-properties fo:font-variant="normal" fo:text-transform="none" style:font-name="Arial2" fo:font-size="6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list-style-name="" style:class="extra">
      <style:paragraph-properties style:shadow="none" text:number-lines="true" text:line-number="1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style:font-name="Arial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4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1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1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1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PSPACE" style:family="paragraph" style:master-page-name="">
      <style:paragraph-properties style:page-number="auto" fo:break-before="page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standard2" style:family="paragraph" style:parent-style-name="Standard" style:class="text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style:text-underline-style="none" fo:font-weight="normal"/>
    </style:style>
    <style:style style:name="Standard2" style:family="paragraph" style:parent-style-name="Standard" style:master-page-name="">
      <style:paragraph-properties fo:margin-left="0cm" fo:margin-right="0cm" fo:margin-top="0.199cm" fo:margin-bottom="0.199cm" fo:text-align="justify" style:justify-single-word="false" fo:text-indent="1.499cm" style:auto-text-indent="false" style:page-number="auto"/>
    </style:style>
    <style:style style:name="standard4" style:family="paragraph" style:parent-style-name="standard2">
      <style:text-properties fo:font-style="italic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rubrique" style:family="text">
      <style:text-properties style:font-name="Arial1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.501cm" fo:margin-right="2.501cm" style:shadow="none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8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matiere"/>
    <style:master-page style:name="Left_20_Page" style:display-name="Left Page" style:page-layout-name="Mpm3"/>
    <style:master-page style:name="Right_20_Page" style:display-name="Right Page" style:page-layout-name="Mpm4">
      <style:footer>
        <text:p text:style-name="Footer"/>
      </style:footer>
    </style:master-page>
    <style:master-page style:name="Index" style:page-layout-name="Mpm2"/>
    <style:master-page style:name="HTML" style:page-layout-name="Mpm5"/>
    <style:master-page style:name="Footnote" style:page-layout-name="Mpm6"/>
    <style:master-page style:name="Endnote" style:page-layout-name="Mpm6"/>
    <style:master-page style:name="matiere" style:page-layout-name="Mpm7" style:next-style-name="Standard"/>
    <style:master-page style:name="annex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06-01-24T15:14:18</meta:creation-date>
    <dc:date>2018-03-15T11:01:02.23</dc:date>
    <dc:language>fr-FR</dc:language>
    <meta:editing-cycles>334</meta:editing-cycles>
    <meta:editing-duration>P54DT12H1M48S</meta:editing-duration>
    <meta:document-statistic meta:table-count="7" meta:image-count="0" meta:object-count="0" meta:page-count="4" meta:paragraph-count="87" meta:word-count="381" meta:character-count="3285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